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16cm" fo:min-width="4.592cm"/>
    </style:style>
    <style:style style:name="gr2" style:family="graphic" style:parent-style-name="standard">
      <style:graphic-properties draw:textarea-horizontal-align="justify" draw:textarea-vertical-align="middle" draw:auto-grow-height="false" fo:min-height="3.1cm" fo:min-width="3.5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4cm" fo:min-width="5.79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7.05cm" fo:min-width="7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2cm" svg:height="4.9cm" svg:x="2.9cm" svg:y="2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7.2cm" svg:height="4.9cm" svg:x="2.8cm" svg:y="23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1cm" svg:height="6.7cm" svg:x="2.4cm" svg:y="8.9cm">
          <text:p text:style-name="P1">for liczby in range(10, 100):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6.5cm" svg:y1="7.3cm" svg:x2="6.45cm" svg:y2="8.9cm" draw:start-shape="id1" draw:start-glue-point="8" draw:end-shape="id2" svg:d="M6500 7300l-50 1600" svg:viewBox="0 0 51 1601">
          <text:p/>
        </draw:connector>
        <draw:custom-shape draw:style-name="gr4" draw:text-style-name="P1" xml:id="id3" draw:id="id3" draw:layer="layout" svg:width="10cm" svg:height="3cm" svg:x="1.5cm" svg:y="19.2cm">
          <text:p text:style-name="P1">Wypisz liczb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6.45cm" svg:y1="15.6cm" svg:x2="6.5cm" svg:y2="19.2cm" draw:start-shape="id2" draw:start-glue-point="6" draw:end-shape="id3" draw:end-glue-point="5" svg:d="M6450 15600l50 3600" svg:viewBox="0 0 51 3601">
          <text:p text:style-name="P1">if liczby % 6 == 0:</text:p>
        </draw:connector>
        <draw:connector draw:style-name="gr3" draw:text-style-name="P2" draw:layer="layout" draw:type="line" svg:x1="6.5cm" svg:y1="22.2cm" svg:x2="6.4cm" svg:y2="23.3cm" draw:start-shape="id3" draw:start-glue-point="8" draw:end-shape="id4" draw:end-glue-point="4" svg:d="M6500 22200l-100 1100" svg:viewBox="0 0 101 1101">
          <text:p/>
        </draw:connector>
        <draw:custom-shape draw:style-name="gr6" draw:text-style-name="P3" draw:layer="layout" svg:width="8.1cm" svg:height="7.3cm" svg:x="11.1cm" svg:y="2.4cm">
          <text:p text:style-name="P1">Program wypisuje wszystkie liczby dwucyfrowe parzyste podzielne przez 3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2:15:59.012000000</meta:creation-date>
    <dc:date>2018-10-03T22:24:59.097000000</dc:date>
    <meta:editing-duration>PT9M</meta:editing-duration>
    <meta:editing-cycles>1</meta:editing-cycles>
    <meta:document-statistic meta:object-count="8"/>
    <meta:generator>LibreOffice/5.4.3.2$Windows_x86 LibreOffice_project/92a7159f7e4af62137622921e809f8546db437e5</meta:generator>
  </office:meta>
</office:document-meta>
</file>